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apple-system, BlinkMacSystemFont, 'Segoe UI', Roboto, 'Helvetica Neue', Arial, 'Noto Sans', 'Liberation Sans', sans-serif, 'Apple Color Emoji', 'Segoe UI Emoji', 'Segoe UI Symbol', 'Noto Color Emoji'"/>
    <style:font-face style:name="OpenSymbol" svg:font-family="OpenSymbol" style:font-charset="x-symbol"/>
  </office:font-face-decls>
  <office:automatic-styles>
    <style:style style:name="Table1" style:family="table">
      <style:table-properties style:width="17.039cm" fo:margin-left="-0.016cm" table:align="left"/>
    </style:style>
    <style:style style:name="Table1.A" style:family="table-column">
      <style:table-column-properties style:column-width="4.26cm"/>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P1" style:family="paragraph" style:parent-style-name="Heading_20_3">
      <style:text-properties officeooo:rsid="000e5aef" officeooo:paragraph-rsid="000e5aef"/>
    </style:style>
    <style:style style:name="P2" style:family="paragraph" style:parent-style-name="Heading_20_4">
      <style:text-properties fo:font-variant="normal" fo:text-transform="none" fo:color="#312b2c" loext:opacity="100%" style:font-name="Open Sans" fo:letter-spacing="normal" fo:font-style="normal" fo:font-weight="normal" officeooo:rsid="000e5aef" officeooo:paragraph-rsid="000e5aef"/>
    </style:style>
    <style:style style:name="P3" style:family="paragraph" style:parent-style-name="Heading_20_4">
      <style:paragraph-properties fo:text-align="center" style:justify-single-word="false"/>
    </style:style>
    <style:style style:name="P4" style:family="paragraph" style:parent-style-name="Table_20_Contents">
      <style:paragraph-properties fo:text-align="start" style:justify-single-word="false"/>
      <style:text-properties style:font-name="Open Sans" fo:font-size="11.25pt" officeooo:rsid="000936af" officeooo:paragraph-rsid="000936af"/>
    </style:style>
    <style:style style:name="P5"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style:style>
    <style:style style:name="P6"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12b2c" loext:opacity="100%" style:font-name="Open Sans" fo:font-size="11.25pt" fo:letter-spacing="normal" fo:font-style="normal" fo:font-weight="normal"/>
    </style:style>
    <style:style style:name="P7"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2edca"/>
    </style:style>
    <style:style style:name="P8"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rsid="000936af" officeooo:paragraph-rsid="000936af"/>
    </style:style>
    <style:style style:name="P9" style:family="paragraph" style:parent-style-name="Text_20_body" style:list-style-name="L2">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36af" officeooo:paragraph-rsid="000936af"/>
    </style:style>
    <style:style style:name="P10"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36af" officeooo:paragraph-rsid="000936af"/>
    </style:style>
    <style:style style:name="P11" style:family="paragraph" style:parent-style-name="Text_20_body" style:list-style-name="L3">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36af" officeooo:paragraph-rsid="000936af"/>
    </style:style>
    <style:style style:name="P12"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4d57" officeooo:paragraph-rsid="00094d57"/>
    </style:style>
    <style:style style:name="P13" style:family="paragraph" style:parent-style-name="Text_20_body" style:list-style-name="L4">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4d57" officeooo:paragraph-rsid="00094d57"/>
    </style:style>
    <style:style style:name="P14"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a6f7d" officeooo:paragraph-rsid="000a6f7d"/>
    </style:style>
    <style:style style:name="P15" style:family="paragraph" style:parent-style-name="Text_20_body" style:list-style-name="L6">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b346c" officeooo:paragraph-rsid="000b346c"/>
    </style:style>
    <style:style style:name="P16"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b346c" officeooo:paragraph-rsid="000b346c"/>
    </style:style>
    <style:style style:name="P17" style:family="paragraph" style:parent-style-name="Text_20_body" style:list-style-name="L7">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cda9f" officeooo:paragraph-rsid="000cda9f"/>
    </style:style>
    <style:style style:name="P18"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cda9f" officeooo:paragraph-rsid="000cda9f"/>
    </style:style>
    <style:style style:name="P19" style:family="paragraph" style:parent-style-name="Text_20_body" style:list-style-name="L8">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d3392" officeooo:paragraph-rsid="000d3392"/>
    </style:style>
    <style:style style:name="P20"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d3392" officeooo:paragraph-rsid="000d3392"/>
    </style:style>
    <style:style style:name="P21"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rsid="000f3e6d" officeooo:paragraph-rsid="000f3e6d"/>
    </style:style>
    <style:style style:name="P22"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rsid="0010b703" officeooo:paragraph-rsid="0010b703"/>
    </style:style>
    <style:style style:name="P23"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rsid="0010c054" officeooo:paragraph-rsid="0010c054"/>
    </style:style>
    <style:style style:name="P24"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10c054" officeooo:paragraph-rsid="0010c054" style:font-weight-asian="bold" style:font-weight-complex="bold"/>
    </style:style>
    <style:style style:name="P25" style:family="paragraph" style:parent-style-name="Text_20_body">
      <style:text-properties fo:font-variant="normal" fo:text-transform="none" fo:color="#312b2c" loext:opacity="100%" style:font-name="Open Sans" fo:letter-spacing="normal" fo:font-style="normal" fo:font-weight="normal" officeooo:rsid="000e5aef" officeooo:paragraph-rsid="000e5aef"/>
    </style:style>
    <style:style style:name="P26" style:family="paragraph" style:parent-style-name="Text_20_body" style:list-style-name="L2">
      <style:paragraph-properties fo:margin-top="0cm" fo:margin-bottom="0.247cm" style:contextual-spacing="false" fo:text-align="start" style:justify-single-word="false" fo:orphans="2" fo:widows="2"/>
      <style:text-properties officeooo:paragraph-rsid="000936af"/>
    </style:style>
    <style:style style:name="P27" style:family="paragraph" style:parent-style-name="Text_20_body" style:list-style-name="L7">
      <style:paragraph-properties fo:margin-top="0cm" fo:margin-bottom="0.247cm" style:contextual-spacing="false" fo:text-align="start" style:justify-single-word="false" fo:orphans="2" fo:widows="2"/>
      <style:text-properties officeooo:paragraph-rsid="000cda9f"/>
    </style:style>
    <style:style style:name="P28" style:family="paragraph" style:parent-style-name="Text_20_body" style:list-style-name="L6">
      <style:paragraph-properties fo:margin-top="0cm" fo:margin-bottom="0.247cm" style:contextual-spacing="false" fo:text-align="start" style:justify-single-word="false" fo:orphans="2" fo:widows="2"/>
      <style:text-properties officeooo:paragraph-rsid="000b346c"/>
    </style:style>
    <style:style style:name="P29" style:family="paragraph" style:parent-style-name="Text_20_body" style:list-style-name="L4">
      <style:paragraph-properties fo:margin-top="0cm" fo:margin-bottom="0.247cm" style:contextual-spacing="false" fo:text-align="start" style:justify-single-word="false" fo:orphans="2" fo:widows="2"/>
      <style:text-properties officeooo:paragraph-rsid="00094d57"/>
    </style:style>
    <style:style style:name="P30" style:family="paragraph" style:parent-style-name="Title">
      <style:text-properties officeooo:rsid="000e5aef" officeooo:paragraph-rsid="000e5aef"/>
    </style:style>
    <style:style style:name="T1" style:family="text">
      <style:text-properties fo:font-variant="normal" fo:text-transform="none" fo:color="#312b2c" loext:opacity="100%" style:font-name="Open Sans" fo:font-size="11.25pt" fo:letter-spacing="normal" fo:font-style="normal" fo:font-weight="normal" officeooo:rsid="000936af"/>
    </style:style>
    <style:style style:name="T2" style:family="text">
      <style:text-properties fo:font-variant="normal" fo:text-transform="none" fo:color="#312b2c" loext:opacity="100%" style:font-name="Open Sans" fo:font-size="11.25pt" fo:letter-spacing="normal" fo:font-style="normal" fo:font-weight="normal" officeooo:rsid="000cda9f"/>
    </style:style>
    <style:style style:name="T3" style:family="text">
      <style:text-properties fo:font-variant="normal" fo:text-transform="none" fo:color="#312b2c" loext:opacity="100%" style:font-name="Open Sans" fo:font-size="11.25pt" fo:letter-spacing="normal" fo:font-style="normal" fo:font-weight="normal" officeooo:rsid="000b346c"/>
    </style:style>
    <style:style style:name="T4" style:family="text">
      <style:text-properties fo:font-variant="normal" fo:text-transform="none" fo:color="#312b2c" loext:opacity="100%" style:font-name="Open Sans" fo:font-size="11.25pt" fo:letter-spacing="normal" fo:font-style="normal" fo:font-weight="normal" officeooo:rsid="00094d57"/>
    </style:style>
    <style:style style:name="T5" style:family="text">
      <style:text-properties officeooo:rsid="00094d57"/>
    </style:style>
    <style:style style:name="T6" style:family="text">
      <style:text-properties officeooo:rsid="000b346c"/>
    </style:style>
    <style:style style:name="T7" style:family="text">
      <style:text-properties officeooo:rsid="000cda9f"/>
    </style:style>
    <style:style style:name="T8" style:family="text">
      <style:text-properties officeooo:rsid="000d3392"/>
    </style:style>
    <style:style style:name="T9" style:family="text">
      <style:text-properties officeooo:rsid="0010c054"/>
    </style:style>
    <style:style style:name="T10" style:family="text">
      <style:text-properties fo:font-weight="bold" officeooo:rsid="0012edca" style:font-weight-asian="bold" style:font-weight-complex="bold"/>
    </style:style>
    <text:list-style style:name="L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number text:level="3" text:style-name="Numbering_20_Symbols" loext:num-list-format="%3%." style:num-suffix="." style:num-format="1">
        <style:list-level-properties text:space-before="3.752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4">Daniel Gooden</text:h>
      <text:p text:style-name="P25">COSC240 </text:p>
      <text:p text:style-name="P30">Assignment 3</text:p>
      <text:h text:style-name="Heading_20_3" text:outline-level="3">Question 1</text:h>
      <text:list xml:id="list2167137598" text:style-name="L1">
        <text:list-header>
          <text:p text:style-name="P8">Total resources:</text:p>
        </text:list-header>
      </text:list>
      <text:list xml:id="list2682756524" text:style-name="L2">
        <text:list-item>
          <text:p text:style-name="P26"><text:span text:style-name="T1">Tape Drives: 8</text:span></text:p>
        </text:list-item>
        <text:list-item>
          <text:p text:style-name="P9">Modems: 9</text:p>
        </text:list-item>
        <text:list-item>
          <text:p text:style-name="P9">Printers: 8</text:p>
        </text:list-item>
      </text:list>
      <text:p text:style-name="P10"><text:tab/>Available resources:</text:p>
      <text:list xml:id="list4155031326" text:style-name="L3">
        <text:list-item>
          <text:p text:style-name="P11">Tape Drives: <text:s/>1</text:p>
        </text:list-item>
        <text:list-item>
          <text:p text:style-name="P11">Modems: 2</text:p>
        </text:list-item>
        <text:list-item>
          <text:p text:style-name="P11">Printers: 1</text:p>
        </text:list-item>
      </text:list>
      <text:h text:style-name="P3" text:outline-level="4"><text:tab/>Need Matrix</text:h>
      <table:table table:name="Table1" table:style-name="Table1">
        <table:table-column table:style-name="Table1.A" table:number-columns-repeated="4"/>
        <table:table-row>
          <table:table-cell table:style-name="Table1.A1" office:value-type="string">
            <text:p text:style-name="P4">Process</text:p>
          </table:table-cell>
          <table:table-cell table:style-name="Table1.A1" office:value-type="string">
            <text:p text:style-name="P4">Tape Drives</text:p>
          </table:table-cell>
          <table:table-cell table:style-name="Table1.A1" office:value-type="string">
            <text:p text:style-name="P4">Modems</text:p>
          </table:table-cell>
          <table:table-cell table:style-name="Table1.D1" office:value-type="string">
            <text:p text:style-name="P4">Printers</text:p>
          </table:table-cell>
        </table:table-row>
        <table:table-row>
          <table:table-cell table:style-name="Table1.A2" office:value-type="string">
            <text:p text:style-name="P4">P0</text:p>
          </table:table-cell>
          <table:table-cell table:style-name="Table1.A2" office:value-type="string">
            <text:p text:style-name="P4">0</text:p>
          </table:table-cell>
          <table:table-cell table:style-name="Table1.A2" office:value-type="string">
            <text:p text:style-name="P4">2</text:p>
          </table:table-cell>
          <table:table-cell table:style-name="Table1.D2" office:value-type="string">
            <text:p text:style-name="P4">0</text:p>
          </table:table-cell>
        </table:table-row>
        <table:table-row>
          <table:table-cell table:style-name="Table1.A2" office:value-type="string">
            <text:p text:style-name="P4">P1</text:p>
          </table:table-cell>
          <table:table-cell table:style-name="Table1.A2" office:value-type="string">
            <text:p text:style-name="P4">0</text:p>
          </table:table-cell>
          <table:table-cell table:style-name="Table1.A2" office:value-type="string">
            <text:p text:style-name="P4">3</text:p>
          </table:table-cell>
          <table:table-cell table:style-name="Table1.D2" office:value-type="string">
            <text:p text:style-name="P4">5</text:p>
          </table:table-cell>
        </table:table-row>
        <table:table-row>
          <table:table-cell table:style-name="Table1.A2" office:value-type="string">
            <text:p text:style-name="P4">P2</text:p>
          </table:table-cell>
          <table:table-cell table:style-name="Table1.A2" office:value-type="string">
            <text:p text:style-name="P4">8</text:p>
          </table:table-cell>
          <table:table-cell table:style-name="Table1.A2" office:value-type="string">
            <text:p text:style-name="P4">6</text:p>
          </table:table-cell>
          <table:table-cell table:style-name="Table1.D2" office:value-type="string">
            <text:p text:style-name="P4">0</text:p>
          </table:table-cell>
        </table:table-row>
        <table:table-row>
          <table:table-cell table:style-name="Table1.A2" office:value-type="string">
            <text:p text:style-name="P4">P3</text:p>
          </table:table-cell>
          <table:table-cell table:style-name="Table1.A2" office:value-type="string">
            <text:p text:style-name="P4">2</text:p>
          </table:table-cell>
          <table:table-cell table:style-name="Table1.A2" office:value-type="string">
            <text:p text:style-name="P4">1</text:p>
          </table:table-cell>
          <table:table-cell table:style-name="Table1.D2" office:value-type="string">
            <text:p text:style-name="P4">1</text:p>
          </table:table-cell>
        </table:table-row>
        <table:table-row>
          <table:table-cell table:style-name="Table1.A2" office:value-type="string">
            <text:p text:style-name="P4">P4</text:p>
          </table:table-cell>
          <table:table-cell table:style-name="Table1.A2" office:value-type="string">
            <text:p text:style-name="P4">1</text:p>
          </table:table-cell>
          <table:table-cell table:style-name="Table1.A2" office:value-type="string">
            <text:p text:style-name="P4">5</text:p>
          </table:table-cell>
          <table:table-cell table:style-name="Table1.D2" office:value-type="string">
            <text:p text:style-name="P4">0</text:p>
          </table:table-cell>
        </table:table-row>
      </table:table>
      <text:p text:style-name="P10"/>
      <text:p text:style-name="P10">To determine a safe sequence we can see which process can currently be finished and allocate resources <text:span text:style-name="T5">to it to lead to a safe state. </text:span></text:p>
      <text:p text:style-name="P12">First we start with process P0. We can allocate the resources required (<text:span text:style-name="T6">0, 2, 0</text:span>) of the available resources. When the process completes we now have the following available resources:</text:p>
      <text:list xml:id="list3423936724" text:style-name="L4">
        <text:list-item>
          <text:p text:style-name="P29"><text:span text:style-name="T4">Tape Drives: <text:s/>1</text:span></text:p>
        </text:list-item>
        <text:list-item>
          <text:p text:style-name="P13">Modems: 5</text:p>
        </text:list-item>
        <text:list-item>
          <text:p text:style-name="P13">Printers: 3</text:p>
        </text:list-item>
      </text:list>
      <text:p text:style-name="P14"><text:soft-page-break/>Next we check which process can run with the available resources. P4 is the only available process that can run so we allocate the resources <text:span text:style-name="T6">(1, 5, 0)</text:span> and after the process is finished <text:span text:style-name="T6">we now have the following available resources:</text:span></text:p>
      <text:list xml:id="list1907696878" text:style-name="L6">
        <text:list-item>
          <text:p text:style-name="P28"><text:span text:style-name="T3">Tape Drives: 2</text:span></text:p>
        </text:list-item>
        <text:list-item>
          <text:p text:style-name="P15">Modems: 8</text:p>
        </text:list-item>
        <text:list-item>
          <text:p text:style-name="P15">Printers: 5</text:p>
        </text:list-item>
      </text:list>
      <text:p text:style-name="P16">Again we check which processes can run. P1 is able to run so we allocate <text:span text:style-name="T7">the resources (0, 3, 5) and after the process finishes we no</text:span><text:span text:style-name="T8">w</text:span><text:span text:style-name="T7"> have the following available resources:</text:span></text:p>
      <text:list xml:id="list1126514361" text:style-name="L7">
        <text:list-item>
          <text:p text:style-name="P27"><text:span text:style-name="T2">Tape Drives: 3</text:span></text:p>
        </text:list-item>
        <text:list-item>
          <text:p text:style-name="P17">Modems: 9</text:p>
        </text:list-item>
        <text:list-item>
          <text:p text:style-name="P17">Printers: 6</text:p>
        </text:list-item>
      </text:list>
      <text:p text:style-name="P18">We return to P3 and allocate the needed <text:span text:style-name="T8">resources (2, 1, 1) and after the process finishes we have the following resources available:</text:span></text:p>
      <text:list xml:id="list893139613" text:style-name="L8">
        <text:list-item>
          <text:p text:style-name="P19">Tape Drives: 8</text:p>
        </text:list-item>
        <text:list-item>
          <text:p text:style-name="P19">Modems: 9</text:p>
        </text:list-item>
        <text:list-item>
          <text:p text:style-name="P19">Printers: 6</text:p>
        </text:list-item>
      </text:list>
      <text:p text:style-name="P20">We return to P2 and allocate the needed resources (8, 6, 0) and after the process finishes, we have completed all of the processes required.</text:p>
      <text:p text:style-name="P20">The system is in a safe state and the safe sequence is P0 → P4 → P1 → P3 → P2</text:p>
      <text:p text:style-name="P20">This ensures that all processes can complete without causing a deadlock.</text:p>
      <text:h text:style-name="P1" text:outline-level="3">Question 2</text:h>
      <text:list xml:id="list5452754974103" text:continue-list="list2167137598" text:style-name="L1">
        <text:list-header>
          <text:p text:style-name="P5">Consider a process that refers to five pages: A, B, C, D, and E. The pages are referenced in the following order: C, A, C, E, B, D, C, C, B, D, E, A, E, B, D. Assuming memory is initially empty, and that no other processes are running, show the contents of each page frame for each step, along with any other necessary data (i.e. status of the referenced bit for second-chance and clock, process queue for second-chance, and the clock pointer for clock), and determine the number of page transfers during this sequence of references for the following page replacement algorithms and numbers of page frames:</text:p>
          <text:list>
            <text:list-item>
              <text:p text:style-name="P5">First-in, first-out:</text:p>
              <text:list>
                <text:list-item>
                  <text:p text:style-name="P5"><text:s/>3 page frames</text:p>
                  <text:list>
                    <text:list-item>
                      <text:p text:style-name="P21">C: Page Fault, Load C <text:line-break/>Frame: [C,-,-]</text:p>
                    </text:list-item>
                    <text:list-item>
                      <text:p text:style-name="P21"><text:soft-page-break/>A: Page Fault, Load A <text:line-break/>Frame: [C,A-]</text:p>
                    </text:list-item>
                    <text:list-item>
                      <text:p text:style-name="P21">C: No page fault, already in frame<text:line-break/>Frame: [C,A,-]</text:p>
                    </text:list-item>
                    <text:list-item>
                      <text:p text:style-name="P21"><text:s/>E: Page Fault, Load E<text:line-break/>Frame: [C,A,E]</text:p>
                    </text:list-item>
                    <text:list-item>
                      <text:p text:style-name="P21">B: Page Fault, Load B<text:line-break/>Frame: [B,A,E]</text:p>
                    </text:list-item>
                    <text:list-item>
                      <text:p text:style-name="P22">D: Page Fault, Load D<text:line-break/>Frame: [B,D,E]</text:p>
                    </text:list-item>
                    <text:list-item>
                      <text:p text:style-name="P22">C: Page Fault, Load C<text:line-break/>Frame: [B,D,C]</text:p>
                    </text:list-item>
                    <text:list-item>
                      <text:p text:style-name="P22">C: No page fault, already in frame<text:line-break/>Frame: [B,D,C]</text:p>
                    </text:list-item>
                    <text:list-item>
                      <text:p text:style-name="P22">B: No page fault, already in frame<text:line-break/>Frame: [B,D,C]</text:p>
                    </text:list-item>
                    <text:list-item>
                      <text:p text:style-name="P22">D: No page fault, already in frame<text:line-break/>Frame: [B,D,C]</text:p>
                    </text:list-item>
                    <text:list-item>
                      <text:p text:style-name="P22">E: Page fault, Load E<text:line-break/>Frame: [E,D,C]</text:p>
                    </text:list-item>
                    <text:list-item>
                      <text:p text:style-name="P22">A: Page fault, Load A<text:line-break/>Frame: [E,A,C]</text:p>
                    </text:list-item>
                    <text:list-item>
                      <text:p text:style-name="P22">E: No page fault, already in frame<text:line-break/>Frame: [E,A,C]</text:p>
                    </text:list-item>
                    <text:list-item>
                      <text:p text:style-name="P22">B: P<text:span text:style-name="T9">age fault, load B<text:line-break/>Frame: [E,A,B]</text:span></text:p>
                    </text:list-item>
                    <text:list-item>
                      <text:p text:style-name="P23">D: Page fault, load D<text:line-break/>Frame: [D,A,B]</text:p>
                      <text:p text:style-name="P24">Total Page Faults: 10</text:p>
                    </text:list-item>
                  </text:list>
                </text:list-item>
                <text:list-item>
                  <text:p text:style-name="P5"><text:s/>4 page frames</text:p>
                  <text:list>
                    <text:list-item>
                      <text:p text:style-name="P5">C: Page Fault, Load C<text:line-break/>Frame: [C, -, -, -]</text:p>
                      <text:p text:style-name="P5"/>
                    </text:list-item>
                    <text:list-item>
                      <text:p text:style-name="P7"><text:soft-page-break/>A: Page Fault, Load A<text:line-break/>Frame: [C, A, -, -]</text:p>
                      <text:p text:style-name="P5"/>
                    </text:list-item>
                    <text:list-item>
                      <text:p text:style-name="P5">C: No page fault, already in frame<text:line-break/>Frame: [C, A, -, -]</text:p>
                      <text:p text:style-name="P5"/>
                    </text:list-item>
                    <text:list-item>
                      <text:p text:style-name="P5">E: Page Fault, Load E<text:line-break/>Frame: [C, A, E, -]</text:p>
                      <text:p text:style-name="P5"/>
                    </text:list-item>
                    <text:list-item>
                      <text:p text:style-name="P5">B: Page Fault, Load B<text:line-break/>Frame: [C, A, E, B]</text:p>
                      <text:p text:style-name="P5"/>
                    </text:list-item>
                    <text:list-item>
                      <text:p text:style-name="P5">D: Page Fault, Load D<text:line-break/>Frame: [D, A, E, B]</text:p>
                      <text:p text:style-name="P5"/>
                    </text:list-item>
                    <text:list-item>
                      <text:p text:style-name="P5">C: Page Fault, Load C<text:line-break/>Frame: [D, C, E, B]</text:p>
                      <text:p text:style-name="P5"/>
                    </text:list-item>
                    <text:list-item>
                      <text:p text:style-name="P5">C: No page fault, already in frame<text:line-break/>Frame: [D, C, E, B]</text:p>
                      <text:p text:style-name="P5"/>
                    </text:list-item>
                    <text:list-item>
                      <text:p text:style-name="P5">B: No page fault, already in frame<text:line-break/>Frame: [D, C, E, B]</text:p>
                      <text:p text:style-name="P5"/>
                    </text:list-item>
                    <text:list-item>
                      <text:p text:style-name="P5">D: No page fault, already in frame<text:line-break/>Frame: [D, C, E, B]</text:p>
                      <text:p text:style-name="P5"/>
                    </text:list-item>
                    <text:list-item>
                      <text:p text:style-name="P5">E: No page fault, already in frame<text:line-break/>Frame: [D, C, E, B]</text:p>
                      <text:p text:style-name="P5"/>
                    </text:list-item>
                    <text:list-item>
                      <text:p text:style-name="P5">A: Page Fault, Load A<text:line-break/>Frame: [D, C, A, B]</text:p>
                      <text:p text:style-name="P5"/>
                    </text:list-item>
                    <text:list-item>
                      <text:p text:style-name="P5"><text:soft-page-break/>E: Page Fault, Load E<text:line-break/>Frame: [D, C, A, E]</text:p>
                      <text:p text:style-name="P5"/>
                    </text:list-item>
                    <text:list-item>
                      <text:p text:style-name="P5">B: Page Fault, Load B<text:line-break/>Frame: [D, C, A, B]</text:p>
                      <text:p text:style-name="P5"/>
                    </text:list-item>
                    <text:list-item>
                      <text:p text:style-name="P5">D: Page Fault, Load D<text:line-break/>Frame: [D, C, A, B]<text:line-break/><text:span text:style-name="T10">Total Page Faults: 9</text:span></text:p>
                    </text:list-item>
                  </text:list>
                </text:list-item>
                <text:list-item>
                  <text:p text:style-name="P5"><text:s/>5 page frames</text:p>
                  <text:list>
                    <text:list-item>
                      <text:p text:style-name="P5">C: Page Fault, Load C</text:p>
                      <text:p text:style-name="P5">Frame: [C, -, -, -, -]</text:p>
                    </text:list-item>
                    <text:list-item>
                      <text:p text:style-name="P5">A: Page Fault, Load A</text:p>
                      <text:p text:style-name="P5">Frame: [C, A, -, -, -]</text:p>
                    </text:list-item>
                    <text:list-item>
                      <text:p text:style-name="P5">C: No page fault, already in frame<text:line-break/>Frame: [C, A, -, -, -]</text:p>
                      <text:p text:style-name="P5"/>
                    </text:list-item>
                    <text:list-item>
                      <text:p text:style-name="P5">E: Page Fault, Load E<text:line-break/>Frame: [C, A, E, -, -]</text:p>
                      <text:p text:style-name="P5"/>
                    </text:list-item>
                    <text:list-item>
                      <text:p text:style-name="P5">B: Page Fault, Load B<text:line-break/>Frame: [C, A, E, B, -]</text:p>
                      <text:p text:style-name="P5"/>
                    </text:list-item>
                    <text:list-item>
                      <text:p text:style-name="P5">D: Page Fault, Load D<text:line-break/>Frame: [C, A, E, B, D]</text:p>
                      <text:p text:style-name="P5"/>
                    </text:list-item>
                    <text:list-item>
                      <text:p text:style-name="P5">C: No page fault, already in frame<text:line-break/>Frame: [C, A, E, B, D]</text:p>
                      <text:p text:style-name="P5"/>
                    </text:list-item>
                    <text:list-item>
                      <text:p text:style-name="P5">C: No page fault, already in frame<text:line-break/>Frame: [C, A, E, B, D]</text:p>
                      <text:p text:style-name="P5"/>
                    </text:list-item>
                    <text:list-item>
                      <text:p text:style-name="P5"><text:soft-page-break/>B: No page fault, already in frame<text:line-break/>Frame: [C, A, E, B, D]</text:p>
                      <text:p text:style-name="P5"/>
                    </text:list-item>
                    <text:list-item>
                      <text:p text:style-name="P5">D: No page fault, already in frame<text:line-break/>Frame: [C, A, E, B, D]</text:p>
                      <text:p text:style-name="P5"/>
                    </text:list-item>
                    <text:list-item>
                      <text:p text:style-name="P5">E: No page fault, already in frame<text:line-break/>Frame: [C, A, E, B, D]</text:p>
                      <text:p text:style-name="P5"/>
                    </text:list-item>
                    <text:list-item>
                      <text:p text:style-name="P5">A: No page fault, already in frame<text:line-break/>Frame: [C, A, E, B, D]</text:p>
                      <text:p text:style-name="P5"/>
                    </text:list-item>
                    <text:list-item>
                      <text:p text:style-name="P5">E: No page fault, already in frame<text:line-break/>Frame: [C, A, E, B, D]</text:p>
                      <text:p text:style-name="P5"/>
                    </text:list-item>
                    <text:list-item>
                      <text:p text:style-name="P5">B: No page fault, already in frame<text:line-break/>Frame: [C, A, E, B, D]</text:p>
                      <text:p text:style-name="P5"/>
                    </text:list-item>
                    <text:list-item>
                      <text:p text:style-name="P5">D: No page fault, already in frame<text:line-break/>Frame: [C, A, E, B, D]<text:line-break/><text:span text:style-name="T10">Total Page Faults: 6</text:span></text:p>
                    </text:list-item>
                  </text:list>
                </text:list-item>
              </text:list>
            </text:list-item>
            <text:list-item>
              <text:p text:style-name="P5">Second-chance (assuming referenced bit is set when a page is first put in memory):</text:p>
              <text:list>
                <text:list-item>
                  <text:p text:style-name="P5">3 page frames</text:p>
                </text:list-item>
                <text:list-item>
                  <text:p text:style-name="P5">4 page frames</text:p>
                </text:list-item>
                <text:list-item>
                  <text:p text:style-name="P5">5 page frames</text:p>
                </text:list-item>
              </text:list>
            </text:list-item>
            <text:list-item>
              <text:p text:style-name="P5">Clock (assuming referenced bit is set when a page is first put in memory):</text:p>
              <text:list>
                <text:list-item>
                  <text:p text:style-name="P5">3 page frames</text:p>
                </text:list-item>
                <text:list-item>
                  <text:p text:style-name="P5">4 page frames</text:p>
                </text:list-item>
                <text:list-item>
                  <text:p text:style-name="P5">5 page frames</text:p>
                </text:list-item>
              </text:list>
            </text:list-item>
          </text:list>
        </text:list-header>
      </text:list>
      <text:h text:style-name="P1" text:outline-level="3"><text:soft-page-break/>Question 3</text:h>
      <text:list xml:id="list5451163905254" text:continue-numbering="true" text:style-name="L1">
        <text:list-header>
          <text:p text:style-name="P5">Suppose an I-node can hold 11 direct block pointers, 5 indirect block pointers, and 3 double-indirect block pointers. Given a block size of 4KB, and 128-bit block numbers:</text:p>
          <text:list text:continue-numbering="true">
            <text:list-item>
              <text:p text:style-name="P5">What is the size (in bytes) of the smallest file that requires use of an indirect block pointer?</text:p>
            </text:list-item>
            <text:list-item>
              <text:p text:style-name="P5">What is the size (in bytes) of the smallest file that requires use of a double-indirect block pointer?</text:p>
            </text:list-item>
            <text:list-item>
              <text:p text:style-name="P5">What is the size (in bytes) of the largest file supported by this system?</text:p>
            </text:list-item>
            <text:list-item>
              <text:p text:style-name="P5">What is the size (in bytes) of the largest file that would be supported by this system if it had 64-bit block numbers instead of 128-bit block numbers?</text:p>
            </text:list-item>
          </text:list>
        </text:list-header>
      </text:list>
      <text:h text:style-name="P1" text:outline-level="3">Question 4</text:h>
      <text:list xml:id="list5451383176466" text:continue-numbering="true" text:style-name="L1">
        <text:list-header>
          <text:p text:style-name="P5">An application program takes time T to execute on a 10-computer cluster</text:p>
          <text:list text:continue-numbering="true">
            <text:list-item>
              <text:p text:style-name="P5">What is the effective speedup of running this application on the cluster rather than a single computer if 25% of T is spent running on all 10 computers, and the remaining time is spent running on a single computer?</text:p>
            </text:list-item>
            <text:list-item>
              <text:p text:style-name="P5">What is the effective speedup of running this application on the cluster rather than a single computer if 50% of T is spent running on all 10 computers, and the remaining time is spent running on a single computer?</text:p>
            </text:list-item>
            <text:list-item>
              <text:p text:style-name="P5">What is the effective speedup of running this application on the cluster rather than a single computer if 7% of T is spent running on all 10 computers, 34% of T is spent running on 7 computers, and the remaining time is spent running on a single computer?</text:p>
            </text:list-item>
            <text:list-item>
              <text:p text:style-name="P5">What is the effective speedup of running this application on the cluster rather than a single computer if 94% of T is spent running on all 10 computers,4% of T is spent running on 6 computers, and the remaining time is spent running on a single computer?</text:p>
            </text:list-item>
          </text:list>
        </text:list-header>
      </text:list>
      <text:h text:style-name="P1" text:outline-level="3">Question 5</text:h>
      <text:list xml:id="list5452321797826" text:continue-numbering="true" text:style-name="L1">
        <text:list-header>
          <text:p text:style-name="P6">A computer virus is malicious software that replicates itself by modifying other programs to insert its own code. Antivirus software was initially designed to detect and remove computer viruses, but now also provides protection from other potential computer threats. Write a brief (approx. 500 words) history of the development of antivirus software, describing some of the techniques used by viruses that have required new methods of detection for antivirus software.</text:p>
        </text:list-header>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apple-system, BlinkMacSystemFont, 'Segoe UI', Roboto, 'Helvetica Neue', Arial, 'Noto Sans', 'Liberation Sans', sans-serif, 'Apple Color Emoji', 'Segoe UI Emoji', 'Segoe UI Symbol', 'Noto Color Emoji'"/>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1T14:35:53.499057116</meta:creation-date>
    <dc:date>2024-09-14T00:50:59.196425237</dc:date>
    <meta:editing-duration>PT38M4S</meta:editing-duration>
    <meta:editing-cycles>3</meta:editing-cycles>
    <meta:generator>LibreOffice/7.3.7.2$Linux_X86_64 LibreOffice_project/30$Build-2</meta:generator>
    <meta:document-statistic meta:table-count="1" meta:image-count="0" meta:object-count="0" meta:page-count="7" meta:paragraph-count="133" meta:word-count="1377" meta:character-count="6802" meta:non-whitespace-character-count="5629"/>
  </office:meta>
</office:document-meta>
</file>